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{</text:p>
      <text:p text:style-name="Standard"><text:tab/>"_id" : ObjectId("62bd7c4b8220481629689bed"),</text:p>
      <text:p text:style-name="Standard"><text:tab/>"id" : "123321",</text:p>
      <text:p text:style-name="Standard"><text:tab/>"orgId" : [ "62b5e65feec2a0aac7b94a71" ],</text:p>
      <text:p text:style-name="Standard"><text:tab/>"name" : "product1",</text:p>
      <text:p text:style-name="Standard"><text:tab/>"type" : false,</text:p>
      <text:p text:style-name="Standard"><text:tab/>"importMap" : "fake_data",</text:p>
      <text:p text:style-name="Standard"><text:tab/>"onProd" : [ "fake_data" ],</text:p>
      <text:p text:style-name="Standard"><text:tab/>"onBeta" : [ "fake_data" ],</text:p>
      <text:p text:style-name="Standard"><text:tab/>"navigation" : {</text:p>
      <text:p text:style-name="Standard"><text:tab/><text:tab/>"required" : false,</text:p>
      <text:p text:style-name="Standard"><text:tab/><text:tab/>"panel" : {</text:p>
      <text:p text:style-name="Standard"><text:tab/><text:tab/><text:tab/>"name" : "fake_data",</text:p>
      <text:p text:style-name="Standard"><text:tab/><text:tab/><text:tab/>"icon" : "fake_data",</text:p>
      <text:p text:style-name="Standard"><text:tab/><text:tab/><text:tab/>"order" : 1,</text:p>
      <text:p text:style-name="Standard"><text:tab/><text:tab/><text:tab/>"id" : "fake_data",</text:p>
      <text:p text:style-name="Standard"><text:tab/><text:tab/><text:tab/>"children" : [</text:p>
      <text:p text:style-name="Standard"><text:tab/><text:tab/><text:tab/><text:tab/>{</text:p>
      <text:p text:style-name="Standard"><text:tab/><text:tab/><text:tab/><text:tab/><text:tab/>"name" : "child1",</text:p>
      <text:p text:style-name="Standard"><text:tab/><text:tab/><text:tab/><text:tab/><text:tab/>"icon" : "fake_data",</text:p>
      <text:p text:style-name="Standard"><text:tab/><text:tab/><text:tab/><text:tab/><text:tab/>"id" : "fake_data",</text:p>
      <text:p text:style-name="Standard"><text:tab/><text:tab/><text:tab/><text:tab/><text:tab/>"route" : "fake_data",</text:p>
      <text:p text:style-name="Standard"><text:tab/><text:tab/><text:tab/><text:tab/><text:tab/>"hide" : "fake_data"</text:p>
      <text:p text:style-name="Standard"><text:tab/><text:tab/><text:tab/><text:tab/>}</text:p>
      <text:p text:style-name="Standard"><text:tab/><text:tab/><text:tab/>]</text:p>
      <text:p text:style-name="Standard"><text:tab/><text:tab/>}</text:p>
      <text:p text:style-name="Standard"><text:tab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7T19:21:15.817932092</meta:creation-date>
    <dc:date>2022-07-07T19:21:21.769498779</dc:date>
    <meta:editing-duration>PT6S</meta:editing-duration>
    <meta:editing-cycles>1</meta:editing-cycles>
    <meta:document-statistic meta:table-count="0" meta:image-count="0" meta:object-count="0" meta:page-count="1" meta:paragraph-count="28" meta:word-count="76" meta:character-count="524" meta:non-whitespace-character-count="409"/>
    <meta:generator>LibreOffice/6.4.7.2$Linux_X86_64 LibreOffice_project/40$Build-2</meta:generator>
  </office:meta>
</office:document-meta>
</file>